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4199b" officeooo:paragraph-rsid="0014199b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4b24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_Toc106_471359463"/>BaLeCoK : Basitleştirilmiş İşletim Sistemi Çekirdeği<text:bookmark-end text:name="__RefHeading___Toc106_471359463"/></text:h>
      <text:table-of-content text:style-name="Sect1" text:protected="true" text:name="Table of Contents1">
        <text:table-of-content-source text:outline-level="10">
          <text:index-title-template text:style-name="Contents_20_Heading">İçindekile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İçindekiler</text:p>
          </text:index-title>
          <text:p text:style-name="P3"><text:a xlink:type="simple" xlink:href="#__RefHeading___Toc106_471359463" text:style-name="Index_20_Link" text:visited-style-name="Index_20_Link">BaLeCoK : Basitleştirilmiş İşletim Sistemi Çekirdeği<text:tab/>1</text:a></text:p>
          <text:p text:style-name="P2"><text:a xlink:type="simple" xlink:href="#__RefHeading___Toc108_471359463" text:style-name="Index_20_Link" text:visited-style-name="Index_20_Link">1. Giriş<text:tab/>1</text:a></text:p>
          <text:p text:style-name="P2"><text:a xlink:type="simple" xlink:href="#__RefHeading___Toc110_471359463" text:style-name="Index_20_Link" text:visited-style-name="Index_20_Link">2. Yöntem<text:tab/>1</text:a></text:p>
          <text:p text:style-name="P2"><text:a xlink:type="simple" xlink:href="#__RefHeading___Toc112_471359463" text:style-name="Index_20_Link" text:visited-style-name="Index_20_Link">3. Bulgular<text:tab/>1</text:a></text:p>
          <text:p text:style-name="P2"><text:a xlink:type="simple" xlink:href="#__RefHeading___Toc114_471359463" text:style-name="Index_20_Link" text:visited-style-name="Index_20_Link">4. Sonuç ve Tartışma<text:tab/>1</text:a></text:p>
          <text:p text:style-name="P2"><text:a xlink:type="simple" xlink:href="#__RefHeading___Toc116_471359463" text:style-name="Index_20_Link" text:visited-style-name="Index_20_Link">5. Öneriler<text:tab/>1</text:a></text:p>
          <text:p text:style-name="P2"><text:a xlink:type="simple" xlink:href="#__RefHeading___Toc118_471359463" text:style-name="Index_20_Link" text:visited-style-name="Index_20_Link">Kaynaklar<text:tab/>1</text:a></text:p>
          <text:p text:style-name="P3"><text:a xlink:type="simple" xlink:href="#__RefHeading___Toc120_471359463" text:style-name="Index_20_Link" text:visited-style-name="Index_20_Link">Ekler<text:tab/>1</text:a></text:p>
        </text:index-body>
      </text:table-of-content>
      <text:p text:style-name="Text_20_body"/>
      <text:h text:style-name="Heading_20_2" text:outline-level="2"><text:bookmark-start text:name="__RefHeading___Toc108_471359463"/>1. Giriş<text:bookmark-end text:name="__RefHeading___Toc108_471359463"/></text:h>
      <text:p text:style-name="P1">BaLeCoK (BaseLevelComputerKernel olarakta bilinen), bir işletim sisteminin çekirdeği ile bütünleşmiş halidir. <text:span text:style-name="T1">Bir işletim sistemi olmaktan çok bir çekirdek olma tarafındadır. Modern standart</text:span></text:p>
      <text:h text:style-name="Heading_20_2" text:outline-level="2"><text:bookmark-start text:name="__RefHeading___Toc110_471359463"/>2. Yöntem<text:bookmark-end text:name="__RefHeading___Toc110_471359463"/></text:h>
      <text:h text:style-name="Heading_20_2" text:outline-level="2"><text:bookmark-start text:name="__RefHeading___Toc112_471359463"/>3. Bulgular<text:bookmark-end text:name="__RefHeading___Toc112_471359463"/></text:h>
      <text:h text:style-name="Heading_20_2" text:outline-level="2"><text:bookmark-start text:name="__RefHeading___Toc114_471359463"/>4. Sonuç ve Tartışma<text:bookmark-end text:name="__RefHeading___Toc114_471359463"/></text:h>
      <text:h text:style-name="Heading_20_2" text:outline-level="2"><text:bookmark-start text:name="__RefHeading___Toc116_471359463"/>5. Öneriler<text:bookmark-end text:name="__RefHeading___Toc116_471359463"/></text:h>
      <text:h text:style-name="Heading_20_2" text:outline-level="2"><text:bookmark-start text:name="__RefHeading___Toc118_471359463"/>Kaynaklar<text:bookmark-end text:name="__RefHeading___Toc118_471359463"/></text:h>
      <text:h text:style-name="Heading_20_1" text:outline-level="1"><text:bookmark-start text:name="__RefHeading___Toc120_471359463"/>Ekler<text:bookmark-end text:name="__RefHeading___Toc120_47135946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21:03:59.348781704</meta:creation-date>
    <meta:generator>LibreOffice/6.0.1.1$Linux_X86_64 LibreOffice_project/00m0$Build-1</meta:generator>
    <dc:date>2018-05-04T22:08:06.410067625</dc:date>
    <meta:editing-duration>PT2M58S</meta:editing-duration>
    <meta:editing-cycles>1</meta:editing-cycles>
    <meta:document-statistic meta:table-count="0" meta:image-count="0" meta:object-count="0" meta:page-count="1" meta:paragraph-count="18" meta:word-count="71" meta:character-count="467" meta:non-whitespace-character-count="414"/>
  </office:meta>
</office:document-meta>
</file>